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style:font-size-asian="10pt" style:font-size-complex="10pt"/>
    </style:style>
    <style:style style:name="P34" style:family="paragraph" style:parent-style-name="Text_20_body">
      <style:text-properties style:font-name="Consolas" fo:font-size="10pt" officeooo:paragraph-rsid="002b9e4b" style:font-size-asian="10pt" style:font-size-complex="10pt"/>
    </style:style>
    <style:style style:name="P35" style:family="paragraph" style:parent-style-name="Text_20_body">
      <style:text-properties style:font-name="Consolas" fo:font-size="10pt" officeooo:rsid="016239cc" officeooo:paragraph-rsid="016250c8" style:font-size-asian="10pt" style:font-size-complex="10pt"/>
    </style:style>
    <style:style style:name="P36" style:family="paragraph" style:parent-style-name="Text_20_body">
      <style:text-properties style:font-name="Consolas" fo:font-size="10pt" officeooo:rsid="016239cc" officeooo:paragraph-rsid="016239cc" style:font-size-asian="10pt" style:font-size-complex="10pt"/>
    </style:style>
    <style:style style:name="P37" style:family="paragraph" style:parent-style-name="Text_20_body">
      <style:text-properties style:font-name="Consolas" fo:font-size="10pt" officeooo:rsid="016239cc" officeooo:paragraph-rsid="0164a9d4" style:font-size-asian="10pt" style:font-size-complex="10pt"/>
    </style:style>
    <style:style style:name="P38" style:family="paragraph" style:parent-style-name="Text_20_body">
      <style:text-properties style:font-name="Consolas" fo:font-size="10pt" officeooo:rsid="01620fd2" officeooo:paragraph-rsid="01620fd2" style:font-size-asian="10pt" style:font-size-complex="10pt"/>
    </style:style>
    <style:style style:name="P39"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40" style:family="paragraph" style:parent-style-name="Text_20_body">
      <style:text-properties officeooo:paragraph-rsid="009e9306"/>
    </style:style>
    <style:style style:name="P41" style:family="paragraph" style:parent-style-name="Text_20_body">
      <style:text-properties officeooo:paragraph-rsid="009eddc3"/>
    </style:style>
    <style:style style:name="P42" style:family="paragraph" style:parent-style-name="Text_20_body">
      <style:text-properties officeooo:paragraph-rsid="00a1e332"/>
    </style:style>
    <style:style style:name="P43" style:family="paragraph" style:parent-style-name="Text_20_body">
      <style:text-properties officeooo:paragraph-rsid="00a43d72"/>
    </style:style>
    <style:style style:name="P44" style:family="paragraph" style:parent-style-name="Text_20_body">
      <style:text-properties officeooo:paragraph-rsid="00c02570"/>
    </style:style>
    <style:style style:name="P45" style:family="paragraph" style:parent-style-name="Text_20_body">
      <style:text-properties officeooo:paragraph-rsid="00c177fa"/>
    </style:style>
    <style:style style:name="P46" style:family="paragraph" style:parent-style-name="Text_20_body">
      <style:text-properties officeooo:paragraph-rsid="00c41bfd"/>
    </style:style>
    <style:style style:name="P47" style:family="paragraph" style:parent-style-name="Text_20_body">
      <style:text-properties officeooo:paragraph-rsid="00cf6473"/>
    </style:style>
    <style:style style:name="P48" style:family="paragraph" style:parent-style-name="Text_20_body">
      <style:text-properties officeooo:paragraph-rsid="00759dd7"/>
    </style:style>
    <style:style style:name="P49" style:family="paragraph" style:parent-style-name="Text_20_body">
      <style:text-properties officeooo:paragraph-rsid="00d12c9d"/>
    </style:style>
    <style:style style:name="P50" style:family="paragraph" style:parent-style-name="Text_20_body">
      <style:text-properties officeooo:paragraph-rsid="00d2f95f"/>
    </style:style>
    <style:style style:name="P51" style:family="paragraph" style:parent-style-name="Text_20_body">
      <style:text-properties officeooo:paragraph-rsid="00d3a428"/>
    </style:style>
    <style:style style:name="P52" style:family="paragraph" style:parent-style-name="Text_20_body">
      <style:text-properties officeooo:paragraph-rsid="00deffcf"/>
    </style:style>
    <style:style style:name="P53" style:family="paragraph" style:parent-style-name="Text_20_body">
      <style:text-properties officeooo:paragraph-rsid="00fa27c5"/>
    </style:style>
    <style:style style:name="P54" style:family="paragraph" style:parent-style-name="Text_20_body">
      <style:text-properties officeooo:paragraph-rsid="00fbecf9"/>
    </style:style>
    <style:style style:name="P55" style:family="paragraph" style:parent-style-name="Text_20_body">
      <style:text-properties officeooo:paragraph-rsid="0100b1d0"/>
    </style:style>
    <style:style style:name="P56" style:family="paragraph" style:parent-style-name="Text_20_body">
      <style:text-properties officeooo:paragraph-rsid="010dadc4"/>
    </style:style>
    <style:style style:name="P57" style:family="paragraph" style:parent-style-name="Text_20_body">
      <style:text-properties officeooo:paragraph-rsid="010eb5d1"/>
    </style:style>
    <style:style style:name="P58" style:family="paragraph" style:parent-style-name="Text_20_body">
      <style:text-properties officeooo:paragraph-rsid="011accba"/>
    </style:style>
    <style:style style:name="P59" style:family="paragraph" style:parent-style-name="Text_20_body">
      <style:text-properties officeooo:paragraph-rsid="0120f4a1"/>
    </style:style>
    <style:style style:name="P60" style:family="paragraph" style:parent-style-name="Text_20_body">
      <style:text-properties officeooo:rsid="010e602b" officeooo:paragraph-rsid="013bfb1e"/>
    </style:style>
    <style:style style:name="P61" style:family="paragraph" style:parent-style-name="Text_20_body">
      <style:text-properties officeooo:paragraph-rsid="01415f84"/>
    </style:style>
    <style:style style:name="P62" style:family="paragraph" style:parent-style-name="Text_20_body">
      <style:text-properties officeooo:paragraph-rsid="00bd7640"/>
    </style:style>
    <style:style style:name="P63" style:family="paragraph" style:parent-style-name="Text_20_body">
      <style:text-properties officeooo:rsid="0142936b" officeooo:paragraph-rsid="0142936b"/>
    </style:style>
    <style:style style:name="P64" style:family="paragraph" style:parent-style-name="Text_20_body">
      <style:text-properties officeooo:paragraph-rsid="014ec0b1"/>
    </style:style>
    <style:style style:name="P65" style:family="paragraph" style:parent-style-name="Text_20_body">
      <style:text-properties officeooo:rsid="01542cdf" officeooo:paragraph-rsid="01542cdf"/>
    </style:style>
    <style:style style:name="P66" style:family="paragraph" style:parent-style-name="Text_20_body">
      <style:text-properties officeooo:rsid="015475da" officeooo:paragraph-rsid="015475da"/>
    </style:style>
    <style:style style:name="P67" style:family="paragraph" style:parent-style-name="Text_20_body">
      <style:text-properties officeooo:rsid="016292e9" officeooo:paragraph-rsid="016292e9"/>
    </style:style>
    <style:style style:name="P68" style:family="paragraph" style:parent-style-name="Text_20_body">
      <style:text-properties officeooo:rsid="01644881" officeooo:paragraph-rsid="01644881"/>
    </style:style>
    <style:style style:name="P69"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70"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71"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72"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73"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74"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75" style:family="paragraph" style:parent-style-name="Standard">
      <style:paragraph-properties fo:margin-left="0in" fo:margin-right="0in" fo:text-align="start" style:justify-single-word="false" fo:text-indent="0in" style:auto-text-indent="false"/>
    </style:style>
    <style:style style:name="P76"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7"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8"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9"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80"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81"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82"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83" style:family="paragraph" style:parent-style-name="Standard">
      <style:text-properties officeooo:rsid="00139594" officeooo:paragraph-rsid="00139594"/>
    </style:style>
    <style:style style:name="P84"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85" style:family="paragraph" style:parent-style-name="Standard">
      <style:text-properties style:font-name="Consolas1" fo:font-size="10pt" style:font-size-asian="10pt"/>
    </style:style>
    <style:style style:name="P86"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7" style:family="paragraph" style:parent-style-name="Standard">
      <style:text-properties officeooo:rsid="0120f105"/>
    </style:style>
    <style:style style:name="P88" style:family="paragraph" style:parent-style-name="Standard">
      <style:text-properties officeooo:paragraph-rsid="014ec0b1"/>
    </style:style>
    <style:style style:name="P89" style:family="paragraph" style:parent-style-name="Standard">
      <style:text-properties style:font-name="Consolas" fo:font-size="10pt" style:font-size-asian="10pt" style:font-size-complex="10pt"/>
    </style:style>
    <style:style style:name="P90" style:family="paragraph" style:parent-style-name="Standard">
      <style:text-properties style:font-name="Consolas" fo:font-size="10pt" officeooo:paragraph-rsid="01532f62" style:font-size-asian="10pt" style:font-size-complex="10pt"/>
    </style:style>
    <style:style style:name="P91" style:family="paragraph" style:parent-style-name="Standard">
      <style:text-properties style:font-name="Consolas" fo:font-size="10pt" officeooo:rsid="01532f62" officeooo:paragraph-rsid="01532f62" style:font-size-asian="10pt" style:font-size-complex="10pt"/>
    </style:style>
    <style:style style:name="P92" style:family="paragraph" style:parent-style-name="Standard">
      <style:text-properties style:font-name="Consolas" fo:font-size="10pt" officeooo:rsid="016239cc" style:font-size-asian="10pt" style:font-size-complex="10pt"/>
    </style:style>
    <style:style style:name="P93" style:family="paragraph" style:parent-style-name="Standard">
      <style:text-properties officeooo:rsid="014fe261" officeooo:paragraph-rsid="014fe261"/>
    </style:style>
    <style:style style:name="P94" style:family="paragraph" style:parent-style-name="Standard">
      <style:text-properties fo:color="#7f0055" style:font-name="Consolas1" fo:font-size="10pt" fo:font-weight="bold" officeooo:paragraph-rsid="014ec0b1" style:font-size-asian="10pt" style:font-weight-asian="bold"/>
    </style:style>
    <style:style style:name="P95"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9252in" style:type="right" style:leader-style="dotted" style:leader-text="."/>
        </style:tab-stops>
      </style:paragraph-properties>
    </style:style>
    <style:style style:name="P98" style:family="paragraph" style:parent-style-name="Contents_20_3">
      <style:paragraph-properties>
        <style:tab-stops>
          <style:tab-stop style:position="6.9252in" style:type="right" style:leader-style="dotted" style:leader-text="."/>
        </style:tab-stops>
      </style:paragraph-properties>
    </style:style>
    <style:style style:name="P99" style:family="paragraph" style:parent-style-name="Contents_20_4">
      <style:paragraph-properties>
        <style:tab-stops>
          <style:tab-stop style:position="6.9252in" style:type="right" style:leader-style="dotted" style:leader-text="."/>
        </style:tab-stops>
      </style:paragraph-properties>
    </style:style>
    <style:style style:name="P100" style:family="paragraph" style:parent-style-name="Standard" style:list-style-name="L7"/>
    <style:style style:name="P101" style:family="paragraph" style:parent-style-name="Standard" style:list-style-name="L7">
      <style:text-properties officeooo:paragraph-rsid="0120f105"/>
    </style:style>
    <style:style style:name="P102" style:family="paragraph" style:parent-style-name="Standard" style:list-style-name="L7">
      <style:text-properties officeooo:paragraph-rsid="0120f4a1"/>
    </style:style>
    <style:style style:name="P103" style:family="paragraph" style:parent-style-name="Standard" style:list-style-name="L7">
      <style:text-properties officeooo:rsid="01456cf2" officeooo:paragraph-rsid="01456cf2"/>
    </style:style>
    <style:style style:name="P104" style:family="paragraph" style:parent-style-name="Standard" style:list-style-name="L7">
      <style:text-properties officeooo:rsid="0120f4a1" officeooo:paragraph-rsid="0120f4a1"/>
    </style:style>
    <style:style style:name="P105" style:family="paragraph" style:parent-style-name="Standard" style:list-style-name="L7">
      <style:text-properties officeooo:rsid="012e9247" officeooo:paragraph-rsid="012e9247"/>
    </style:style>
    <style:style style:name="P106"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07"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08"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09"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10"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11"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12"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13"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14" style:family="paragraph" style:parent-style-name="Text_20_body">
      <style:text-properties style:font-name="Consolas" fo:font-size="10pt" officeooo:rsid="01644881" officeooo:paragraph-rsid="0167b6d8" style:font-size-asian="10pt" style:font-size-complex="10pt"/>
    </style:style>
    <style:style style:name="P115" style:family="paragraph" style:parent-style-name="Text_20_body">
      <style:text-properties style:font-name="Consolas" fo:font-size="10pt" officeooo:rsid="01644881" officeooo:paragraph-rsid="016d465f" style:font-size-asian="10pt" style:font-size-complex="10pt"/>
    </style:style>
    <style:style style:name="P116"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7"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8" style:family="paragraph" style:parent-style-name="Text_20_body" style:list-style-name="L3">
      <style:text-properties fo:font-style="normal" officeooo:rsid="003c7ce7" officeooo:paragraph-rsid="003c7ce7" style:font-style-asian="normal" style:font-style-complex="normal"/>
    </style:style>
    <style:style style:name="P119" style:family="paragraph" style:parent-style-name="Text_20_body" style:list-style-name="L5">
      <style:text-properties fo:font-style="normal" officeooo:rsid="002c8e4e" officeooo:paragraph-rsid="00b06556" style:font-style-asian="normal" style:font-style-complex="normal"/>
    </style:style>
    <style:style style:name="P120" style:family="paragraph" style:parent-style-name="Text_20_body" style:list-style-name="L6">
      <style:text-properties fo:font-style="normal" officeooo:rsid="002c8e4e" officeooo:paragraph-rsid="002c8e4e" style:font-style-asian="normal" style:font-style-complex="normal"/>
    </style:style>
    <style:style style:name="P121" style:family="paragraph" style:parent-style-name="Text_20_body" style:list-style-name="L1">
      <style:paragraph-properties fo:text-align="start" style:justify-single-word="false"/>
      <style:text-properties officeooo:paragraph-rsid="0051c2f5"/>
    </style:style>
    <style:style style:name="P122" style:family="paragraph" style:parent-style-name="Text_20_body" style:list-style-name="L1">
      <style:paragraph-properties fo:text-align="start" style:justify-single-word="false"/>
      <style:text-properties officeooo:paragraph-rsid="006732af"/>
    </style:style>
    <style:style style:name="P123" style:family="paragraph" style:parent-style-name="Text_20_body" style:list-style-name="L1">
      <style:paragraph-properties fo:text-align="start" style:justify-single-word="false"/>
      <style:text-properties officeooo:paragraph-rsid="0057ff45"/>
    </style:style>
    <style:style style:name="P124" style:family="paragraph" style:parent-style-name="Text_20_body" style:list-style-name="L4">
      <style:text-properties officeooo:paragraph-rsid="00a3698b"/>
    </style:style>
    <style:style style:name="P125" style:family="paragraph" style:parent-style-name="Text_20_body" style:list-style-name="L4">
      <style:text-properties officeooo:rsid="0028066d" officeooo:paragraph-rsid="00a3698b"/>
    </style:style>
    <style:style style:name="P126" style:family="paragraph" style:parent-style-name="Text_20_body" style:list-style-name="L5">
      <style:text-properties officeooo:paragraph-rsid="002c8e4e"/>
    </style:style>
    <style:style style:name="P127" style:family="paragraph" style:parent-style-name="Text_20_body" style:list-style-name="L6">
      <style:text-properties officeooo:paragraph-rsid="002c8e4e"/>
    </style:style>
    <style:style style:name="P128" style:family="paragraph" style:parent-style-name="Text_20_body" style:list-style-name="L6">
      <style:text-properties officeooo:paragraph-rsid="002cb634"/>
    </style:style>
    <style:style style:name="P129" style:family="paragraph" style:parent-style-name="Text_20_body" style:list-style-name="L7">
      <style:text-properties officeooo:rsid="0120f105" officeooo:paragraph-rsid="0120f105"/>
    </style:style>
    <style:style style:name="P13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31" style:family="paragraph" style:parent-style-name="Heading_20_1">
      <style:text-properties officeooo:rsid="00443cdc" officeooo:paragraph-rsid="00443cdc"/>
    </style:style>
    <style:style style:name="P132" style:family="paragraph" style:parent-style-name="Heading_20_1">
      <style:text-properties fo:font-style="normal" officeooo:rsid="005acf62" officeooo:paragraph-rsid="005acf62" style:font-style-asian="normal" style:font-style-complex="normal"/>
    </style:style>
    <style:style style:name="P133" style:family="paragraph" style:parent-style-name="Heading_20_1">
      <style:text-properties fo:font-style="normal" officeooo:rsid="0132c46f" officeooo:paragraph-rsid="0132c46f" style:font-style-asian="normal" style:font-style-complex="normal"/>
    </style:style>
    <style:style style:name="P134" style:family="paragraph" style:parent-style-name="Heading_20_1">
      <style:text-properties fo:font-style="normal" officeooo:rsid="00c7fc00" officeooo:paragraph-rsid="00c7fc00" style:font-style-asian="normal" style:font-style-complex="normal"/>
    </style:style>
    <style:style style:name="P135" style:family="paragraph" style:parent-style-name="Heading_20_1">
      <style:text-properties fo:font-style="normal" officeooo:rsid="011dfb46" officeooo:paragraph-rsid="011dfb46" style:font-style-asian="normal" style:font-style-complex="normal"/>
    </style:style>
    <style:style style:name="P136" style:family="paragraph" style:parent-style-name="Heading_20_1">
      <style:text-properties fo:font-style="normal" officeooo:rsid="011e6739" officeooo:paragraph-rsid="011e6739" style:font-style-asian="normal" style:font-style-complex="normal"/>
    </style:style>
    <style:style style:name="P137" style:family="paragraph" style:parent-style-name="Heading_20_1">
      <style:text-properties officeooo:rsid="003c636e" officeooo:paragraph-rsid="003c636e"/>
    </style:style>
    <style:style style:name="P138" style:family="paragraph" style:parent-style-name="Heading_20_1">
      <style:text-properties officeooo:rsid="00139594" officeooo:paragraph-rsid="00139594"/>
    </style:style>
    <style:style style:name="P139" style:family="paragraph" style:parent-style-name="Heading_20_1">
      <style:text-properties officeooo:rsid="016292e9" officeooo:paragraph-rsid="016292e9"/>
    </style:style>
    <style:style style:name="P140" style:family="paragraph" style:parent-style-name="Heading_20_1">
      <style:text-properties officeooo:rsid="0120f4a1" officeooo:paragraph-rsid="0120f4a1"/>
    </style:style>
    <style:style style:name="P141" style:family="paragraph" style:parent-style-name="Heading_20_2">
      <style:text-properties fo:font-style="normal" officeooo:rsid="0047c8e8" officeooo:paragraph-rsid="0047c8e8" style:font-style-asian="normal" style:font-style-complex="normal"/>
    </style:style>
    <style:style style:name="P142" style:family="paragraph" style:parent-style-name="Heading_20_2">
      <style:text-properties fo:font-style="normal" officeooo:rsid="006dad56" officeooo:paragraph-rsid="006fe782" style:font-style-asian="normal" style:font-style-complex="normal"/>
    </style:style>
    <style:style style:name="P143" style:family="paragraph" style:parent-style-name="Heading_20_2">
      <style:text-properties fo:font-style="normal" officeooo:rsid="00c6e0dc" officeooo:paragraph-rsid="00c6e0dc" style:font-style-asian="normal" style:font-style-complex="normal"/>
    </style:style>
    <style:style style:name="P144" style:family="paragraph" style:parent-style-name="Heading_20_2">
      <style:text-properties fo:font-style="normal" officeooo:rsid="005acf62" officeooo:paragraph-rsid="005acf62" style:font-style-asian="normal" style:font-style-complex="normal"/>
    </style:style>
    <style:style style:name="P145" style:family="paragraph" style:parent-style-name="Heading_20_2">
      <style:text-properties fo:font-style="normal" officeooo:rsid="003e278c" style:font-style-asian="normal" style:font-style-complex="normal"/>
    </style:style>
    <style:style style:name="P146" style:family="paragraph" style:parent-style-name="Heading_20_2">
      <style:text-properties fo:font-style="normal" officeooo:rsid="00402587" style:font-style-asian="normal" style:font-style-complex="normal"/>
    </style:style>
    <style:style style:name="P147" style:family="paragraph" style:parent-style-name="Heading_20_2">
      <style:text-properties fo:font-style="normal" officeooo:rsid="001615bb" officeooo:paragraph-rsid="001615bb" style:font-style-asian="normal" style:font-style-complex="normal"/>
    </style:style>
    <style:style style:name="P148" style:family="paragraph" style:parent-style-name="Heading_20_2">
      <style:text-properties fo:font-style="normal" officeooo:rsid="00139594" style:font-style-asian="normal" style:font-style-complex="normal"/>
    </style:style>
    <style:style style:name="P149" style:family="paragraph" style:parent-style-name="Heading_20_2">
      <style:text-properties fo:font-style="normal" officeooo:rsid="00227213" style:font-style-asian="normal" style:font-style-complex="normal"/>
    </style:style>
    <style:style style:name="P150" style:family="paragraph" style:parent-style-name="Heading_20_2">
      <style:text-properties fo:font-style="normal" officeooo:paragraph-rsid="00e1269a" style:font-style-asian="normal" style:font-style-complex="normal"/>
    </style:style>
    <style:style style:name="P151" style:family="paragraph" style:parent-style-name="Heading_20_2">
      <style:text-properties fo:font-style="normal" officeooo:rsid="014ec0b1" officeooo:paragraph-rsid="014ec0b1" style:font-style-asian="normal" style:font-style-complex="normal"/>
    </style:style>
    <style:style style:name="P152" style:family="paragraph" style:parent-style-name="Heading_20_2">
      <style:text-properties fo:font-style="normal" officeooo:rsid="014fe261" officeooo:paragraph-rsid="014fe261" style:font-style-asian="normal" style:font-style-complex="normal"/>
    </style:style>
    <style:style style:name="P153" style:family="paragraph" style:parent-style-name="Heading_20_2">
      <style:text-properties fo:font-style="normal" officeooo:rsid="01532f62" officeooo:paragraph-rsid="01532f62" style:font-style-asian="normal" style:font-style-complex="normal"/>
    </style:style>
    <style:style style:name="P154" style:family="paragraph" style:parent-style-name="Heading_20_2">
      <style:text-properties fo:font-style="normal" officeooo:rsid="0111d154" officeooo:paragraph-rsid="010dadc4" style:font-style-asian="normal" style:font-style-complex="normal"/>
    </style:style>
    <style:style style:name="P155" style:family="paragraph" style:parent-style-name="Heading_20_2">
      <style:text-properties fo:font-style="normal" officeooo:paragraph-rsid="01308c9e" style:font-style-asian="normal" style:font-style-complex="normal"/>
    </style:style>
    <style:style style:name="P156" style:family="paragraph" style:parent-style-name="Heading_20_2">
      <style:text-properties fo:font-style="normal" officeooo:rsid="011accba" officeooo:paragraph-rsid="011accba" style:font-style-asian="normal" style:font-style-complex="normal"/>
    </style:style>
    <style:style style:name="P157" style:family="paragraph" style:parent-style-name="Heading_20_2">
      <style:text-properties fo:font-style="normal" officeooo:rsid="011e6739" officeooo:paragraph-rsid="011e6739" style:font-style-asian="normal" style:font-style-complex="normal"/>
    </style:style>
    <style:style style:name="P158" style:family="paragraph" style:parent-style-name="Heading_20_2">
      <style:text-properties fo:font-style="normal" officeooo:rsid="0120f4a1" officeooo:paragraph-rsid="0120f4a1" style:font-style-asian="normal" style:font-style-complex="normal"/>
    </style:style>
    <style:style style:name="P159"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60"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61"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62" style:family="paragraph" style:parent-style-name="Heading_20_3">
      <style:text-properties fo:font-size="12pt" officeooo:paragraph-rsid="008d065c" style:font-size-asian="12pt" style:font-size-complex="12pt"/>
    </style:style>
    <style:style style:name="P163" style:family="paragraph" style:parent-style-name="Heading_20_3">
      <style:text-properties fo:font-size="12pt" officeooo:paragraph-rsid="005b1520" style:font-size-asian="12pt" style:font-size-complex="12pt"/>
    </style:style>
    <style:style style:name="P164" style:family="paragraph" style:parent-style-name="Heading_20_3">
      <style:text-properties fo:font-size="12pt" officeooo:paragraph-rsid="008a30a1" style:font-size-asian="12pt" style:font-size-complex="12pt"/>
    </style:style>
    <style:style style:name="P165" style:family="paragraph" style:parent-style-name="Heading_20_3">
      <style:text-properties fo:font-size="12pt" officeooo:rsid="002b9e4b" style:font-size-asian="12pt" style:font-size-complex="12pt"/>
    </style:style>
    <style:style style:name="P166" style:family="paragraph" style:parent-style-name="Heading_20_3">
      <style:text-properties fo:font-size="12pt" officeooo:rsid="00337653" style:font-size-asian="12pt" style:font-size-complex="12pt"/>
    </style:style>
    <style:style style:name="P167"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6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6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7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7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7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7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74"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7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76"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77"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78"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79"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80" style:family="paragraph" style:parent-style-name="Heading_20_3">
      <style:text-properties fo:font-size="12pt" officeooo:rsid="00ddbf23" officeooo:paragraph-rsid="00ddbf23" style:font-size-asian="10.5pt" style:font-size-complex="12pt"/>
    </style:style>
    <style:style style:name="P18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82"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83"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84" style:family="paragraph" style:parent-style-name="Contents_20_Heading" style:master-page-name="Standard">
      <style:paragraph-properties style:page-number="auto"/>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T228" style:family="text">
      <style:text-properties officeooo:rsid="01662ecb"/>
    </style:style>
    <style:style style:name="T229" style:family="text">
      <style:text-properties officeooo:rsid="016b4481"/>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96"><text:a xlink:type="simple" xlink:href="#__RefHeading__618_539951246" text:style-name="Index_20_Link" text:visited-style-name="Index_20_Link">1Reference<text:tab/>2</text:a></text:p>
          <text:p text:style-name="P97"><text:a xlink:type="simple" xlink:href="#__RefHeading__620_539951246" text:style-name="Index_20_Link" text:visited-style-name="Index_20_Link">1.1Macros<text:tab/>2</text:a></text:p>
          <text:p text:style-name="P98"><text:a xlink:type="simple" xlink:href="#__RefHeading__3230_295664061" text:style-name="Index_20_Link" text:visited-style-name="Index_20_Link">1.1.1</text:a><text:a xlink:type="simple" xlink:href="#__RefHeading__3230_295664061" text:style-name="Index_20_Link" text:visited-style-name="Index_20_Link"><text:span text:style-name="T78">WG_LCLFUNCTION</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text:span></text:a><text:a xlink:type="simple" xlink:href="#__RefHeading__3230_295664061" text:style-name="Index_20_Link" text:visited-style-name="Index_20_Link"><text:span text:style-name="T78">W</text:span></text:a><text:a xlink:type="simple" xlink:href="#__RefHeading__3230_295664061" text:style-name="Index_20_Link" text:visited-style-name="Index_20_Link"><text:span text:style-name="T78">G_LCLFUNCTION</text:span></text:a><text:a xlink:type="simple" xlink:href="#__RefHeading__3230_295664061" text:style-name="Index_20_Link" text:visited-style-name="Index_20_Link"><text:span text:style-name="T78">_TPL</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WG_LCLFUNCTION_END</text:span></text:a><text:a xlink:type="simple" xlink:href="#__RefHeading__3230_295664061" text:style-name="Index_20_Link" text:visited-style-name="Index_20_Link"><text:tab/>2</text:a></text:p>
          <text:p text:style-name="P98"><text:a xlink:type="simple" xlink:href="#__RefHeading__628_539951246" text:style-name="Index_20_Link" text:visited-style-name="Index_20_Link">1.1.2</text:a><text:a xlink:type="simple" xlink:href="#__RefHeading__628_539951246" text:style-name="Index_20_Link" text:visited-style-name="Index_20_Link"><text:span text:style-name="T78">WG_LCLFUNCTION</text:span></text:a><text:a xlink:type="simple" xlink:href="#__RefHeading__628_539951246" text:style-name="Index_20_Link" text:visited-style-name="Index_20_Link"><text:span text:style-name="T78">_TYPE</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tab/>2</text:a></text:p>
          <text:p text:style-name="P98"><text:a xlink:type="simple" xlink:href="#__RefHeading__658_539951246" text:style-name="Index_20_Link" text:visited-style-name="Index_20_Link">1.1.3</text:a><text:a xlink:type="simple" xlink:href="#__RefHeading__658_539951246" text:style-name="Index_20_Link" text:visited-style-name="Index_20_Link"><text:span text:style-name="T78">WG_PP_LCLFUNCTION_</text:span></text:a><text:a xlink:type="simple" xlink:href="#__RefHeading__658_539951246" text:style-name="Index_20_Link" text:visited-style-name="Index_20_Link"><text:span text:style-name="T78">CONFIG_</text:span></text:a><text:a xlink:type="simple" xlink:href="#__RefHeading__658_539951246" text:style-name="Index_20_Link" text:visited-style-name="Index_20_Link"><text:span text:style-name="T78">PARAMS_MAX_ARITY</text:span></text:a><text:a xlink:type="simple" xlink:href="#__RefHeading__658_539951246" text:style-name="Index_20_Link" text:visited-style-name="Index_20_Link"><text:tab/>3</text:a></text:p>
          <text:p text:style-name="P98"><text:a xlink:type="simple" xlink:href="#__RefHeading__3396_514162716" text:style-name="Index_20_Link" text:visited-style-name="Index_20_Link">1.1.4WG_LCLFUNCTION_VAR_TYPEOF(function_variable_name)<text:tab/>3</text:a></text:p>
          <text:p text:style-name="P97"><text:a xlink:type="simple" xlink:href="#__RefHeading__634_539951246" text:style-name="Index_20_Link" text:visited-style-name="Index_20_Link">1.2Function Variables<text:tab/>3</text:a></text:p>
          <text:p text:style-name="P98"><text:a xlink:type="simple" xlink:href="#__RefHeading__636_539951246" text:style-name="Index_20_Link" text:visited-style-name="Index_20_Link">1.2.1Bound Function Variables<text:tab/>3</text:a></text:p>
          <text:p text:style-name="P99"><text:a xlink:type="simple" xlink:href="#__RefHeading__1450_695783189" text:style-name="Index_20_Link" text:visited-style-name="Index_20_Link">1.2.1.1this_<text:tab/>3</text:a></text:p>
          <text:p text:style-name="P98"><text:a xlink:type="simple" xlink:href="#__RefHeading__638_539951246" text:style-name="Index_20_Link" text:visited-style-name="Index_20_Link">1.2.2Set Function Variables<text:tab/>3</text:a></text:p>
          <text:p text:style-name="P98"><text:a xlink:type="simple" xlink:href="#__RefHeading__1420_695783189" text:style-name="Index_20_Link" text:visited-style-name="Index_20_Link">1.2.3Explicit vs Implicit Types<text:tab/>3</text:a></text:p>
          <text:p text:style-name="P99"><text:a xlink:type="simple" xlink:href="#__RefHeading__1422_695783189" text:style-name="Index_20_Link" text:visited-style-name="Index_20_Link">1.2.3.1Explicit Type Specification Syntax<text:tab/>4</text:a></text:p>
          <text:p text:style-name="P99"><text:a xlink:type="simple" xlink:href="#__RefHeading__1424_695783189" text:style-name="Index_20_Link" text:visited-style-name="Index_20_Link">1.2.3.2Implicit Type Specification Syntax<text:tab/>4</text:a></text:p>
          <text:p text:style-name="P97"><text:a xlink:type="simple" xlink:href="#__RefHeading__1654_539951246" text:style-name="Index_20_Link" text:visited-style-name="Index_20_Link">1.3Standard Type Names and Constants<text:tab/>4</text:a></text:p>
          <text:p text:style-name="P98"><text:a xlink:type="simple" xlink:href="#__RefHeading__1426_695783189" text:style-name="Index_20_Link" text:visited-style-name="Index_20_Link">1.3.1Local Function Type Name<text:tab/>4</text:a></text:p>
          <text:p text:style-name="P98"><text:a xlink:type="simple" xlink:href="#__RefHeading__1428_695783189" text:style-name="Index_20_Link" text:visited-style-name="Index_20_Link">1.3.2Local Function Signature Typedefs and Constants<text:tab/>4</text:a></text:p>
          <text:p text:style-name="P97"><text:a xlink:type="simple" xlink:href="#__RefHeading__1430_695783189" text:style-name="Index_20_Link" text:visited-style-name="Index_20_Link">1.4Interactions with Boost.Function<text:tab/>4</text:a></text:p>
          <text:p text:style-name="P97"><text:a xlink:type="simple" xlink:href="#__RefHeading__1432_695783189" text:style-name="Index_20_Link" text:visited-style-name="Index_20_Link">1.5Interactions with other LclFunctions<text:tab/>5</text:a></text:p>
          <text:p text:style-name="P98"><text:a xlink:type="simple" xlink:href="#__RefHeading__1434_695783189" text:style-name="Index_20_Link" text:visited-style-name="Index_20_Link">1.5.1As Function Variables and Function Parameter Arguments<text:tab/>5</text:a></text:p>
          <text:p text:style-name="P98"><text:a xlink:type="simple" xlink:href="#__RefHeading__1436_695783189" text:style-name="Index_20_Link" text:visited-style-name="Index_20_Link">1.5.2Nesting<text:tab/>5</text:a></text:p>
          <text:p text:style-name="P98"><text:a xlink:type="simple" xlink:href="#__RefHeading__1438_695783189" text:style-name="Index_20_Link" text:visited-style-name="Index_20_Link">1.5.3Same Line Declarations<text:tab/>5</text:a></text:p>
          <text:p text:style-name="P96"><text:a xlink:type="simple" xlink:href="#__RefHeading__1760_539951246" text:style-name="Index_20_Link" text:visited-style-name="Index_20_Link">2Limitations<text:tab/>5</text:a></text:p>
          <text:p text:style-name="P97"><text:a xlink:type="simple" xlink:href="#__RefHeading__1762_539951246" text:style-name="Index_20_Link" text:visited-style-name="Index_20_Link">2.1C++03 Limitations<text:tab/>5</text:a></text:p>
          <text:p text:style-name="P98"><text:a xlink:type="simple" xlink:href="#__RefHeading__1764_539951246" text:style-name="Index_20_Link" text:visited-style-name="Index_20_Link">2.1.1Library Boundaries<text:tab/>5</text:a></text:p>
          <text:p text:style-name="P98"><text:a xlink:type="simple" xlink:href="#__RefHeading__1448_695783189" text:style-name="Index_20_Link" text:visited-style-name="Index_20_Link">2.1.2Set-To Expressions<text:tab/>5</text:a></text:p>
          <text:p text:style-name="P97"><text:a xlink:type="simple" xlink:href="#__RefHeading__1766_539951246" text:style-name="Index_20_Link" text:visited-style-name="Index_20_Link">2.2General Limitations<text:tab/>5</text:a></text:p>
          <text:p text:style-name="P98"><text:a xlink:type="simple" xlink:href="#__RefHeading__1768_539951246" text:style-name="Index_20_Link" text:visited-style-name="Index_20_Link">2.2.1Macro Parameters Containing Commas<text:tab/>5</text:a></text:p>
          <text:p text:style-name="P98"><text:a xlink:type="simple" xlink:href="#__RefHeading__3232_295664061" text:style-name="Index_20_Link" text:visited-style-name="Index_20_Link">2.2.2Local Function Overloading<text:tab/>5</text:a></text:p>
          <text:p text:style-name="P98"><text:a xlink:type="simple" xlink:href="#__RefHeading__1440_695783189" text:style-name="Index_20_Link" text:visited-style-name="Index_20_Link">2.2.3Local Function Variables<text:tab/>5</text:a></text:p>
          <text:p text:style-name="P98"><text:a xlink:type="simple" xlink:href="#__RefHeading__1770_539951246" text:style-name="Index_20_Link" text:visited-style-name="Index_20_Link">2.2.4Local Function Definitions<text:tab/>6</text:a></text:p>
          <text:p text:style-name="P96"><text:a xlink:type="simple" xlink:href="#__RefHeading__1772_539951246" text:style-name="Index_20_Link" text:visited-style-name="Index_20_Link">3Grammar<text:tab/>6</text:a></text:p>
          <text:p text:style-name="P97"><text:a xlink:type="simple" xlink:href="#__RefHeading__1774_539951246" text:style-name="Index_20_Link" text:visited-style-name="Index_20_Link">3.1Special Symbols<text:tab/>6</text:a></text:p>
          <text:p text:style-name="P97"><text:a xlink:type="simple" xlink:href="#__RefHeading__1776_539951246" text:style-name="Index_20_Link" text:visited-style-name="Index_20_Link">3.2EBNF<text:tab/>6</text:a></text:p>
          <text:p text:style-name="P96"><text:a xlink:type="simple" xlink:href="#__RefHeading__1778_539951246" text:style-name="Index_20_Link" text:visited-style-name="Index_20_Link">4Design Rationale<text:tab/>8</text:a></text:p>
          <text:p text:style-name="P97"><text:a xlink:type="simple" xlink:href="#__RefHeading__1780_539951246" text:style-name="Index_20_Link" text:visited-style-name="Index_20_Link">4.1Preprocessor Limitations<text:tab/>8</text:a></text:p>
          <text:p text:style-name="P98"><text:a xlink:type="simple" xlink:href="#__RefHeading__1782_539951246" text:style-name="Index_20_Link" text:visited-style-name="Index_20_Link">4.1.1Variadic Macro Support and Multi-Input User Specification<text:tab/>8</text:a></text:p>
          <text:p text:style-name="P97"><text:a xlink:type="simple" xlink:href="#__RefHeading__1784_539951246" text:style-name="Index_20_Link" text:visited-style-name="Index_20_Link">4.2params Named Parameter Specification Format<text:tab/>8</text:a></text:p>
          <text:p text:style-name="P97"><text:a xlink:type="simple" xlink:href="#__RefHeading__1786_539951246" text:style-name="Index_20_Link" text:visited-style-name="Index_20_Link">4.3Forwarding Strategies of params Arguments<text:tab/>8</text:a></text:p>
          <text:p text:style-name="P98"><text:a xlink:type="simple" xlink:href="#__RefHeading__1788_539951246" text:style-name="Index_20_Link" text:visited-style-name="Index_20_Link">4.3.1Current Forwarding Strategy<text:tab/>9</text:a></text:p>
          <text:p text:style-name="P98"><text:a xlink:type="simple" xlink:href="#__RefHeading__1790_539951246" text:style-name="Index_20_Link" text:visited-style-name="Index_20_Link">4.3.2Alternative Forwarding Strategy with Alternative param-tuple Syntax<text:tab/>9</text:a></text:p>
          <text:p text:style-name="P97"><text:a xlink:type="simple" xlink:href="#__RefHeading__1452_695783189" text:style-name="Index_20_Link" text:visited-style-name="Index_20_Link">4.4this_ const Qualified Bound Function Variables<text:tab/>10</text:a></text:p>
          <text:p text:style-name="P96"><text:a xlink:type="simple" xlink:href="#__RefHeading__22112_1020142234" text:style-name="Index_20_Link" text:visited-style-name="Index_20_Link">5Tutorial and Examples<text:tab/>10</text:a></text:p>
          <text:p text:style-name="P97"><text:a xlink:type="simple" xlink:href="#__RefHeading__2141_1372831738" text:style-name="Index_20_Link" text:visited-style-name="Index_20_Link">5.1Params<text:tab/>10</text:a></text:p>
          <text:p text:style-name="P97"><text:a xlink:type="simple" xlink:href="#__RefHeading__2143_1372831738" text:style-name="Index_20_Link" text:visited-style-name="Index_20_Link">5.2Varbind<text:tab/>10</text:a></text:p>
          <text:p text:style-name="P97"><text:a xlink:type="simple" xlink:href="#__RefHeading__2145_1372831738" text:style-name="Index_20_Link" text:visited-style-name="Index_20_Link">5.3Varset<text:tab/>11</text:a></text:p>
          <text:p text:style-name="P96"><text:soft-page-break/><text:a xlink:type="simple" xlink:href="#__RefHeading__1442_695783189" text:style-name="Index_20_Link" text:visited-style-name="Index_20_Link">6Future Features<text:tab/>11</text:a></text:p>
          <text:p text:style-name="P97"><text:a xlink:type="simple" xlink:href="#__RefHeading__3633_514162716" text:style-name="Index_20_Link" text:visited-style-name="Index_20_Link">6.1Auto Assign Syntax<text:tab/>11</text:a></text:p>
          <text:p text:style-name="P97"><text:a xlink:type="simple" xlink:href="#__RefHeading__1866_929216580" text:style-name="Index_20_Link" text:visited-style-name="Index_20_Link">6.2make_ref/make_cref<text:tab/>11</text:a></text:p>
          <text:p text:style-name="P96"><text:a xlink:type="simple" xlink:href="#__RefHeading__1848_929216580" text:style-name="Index_20_Link" text:visited-style-name="Index_20_Link">7Open Issues<text:tab/>11</text:a></text:p>
          <text:p text:style-name="P97"><text:a xlink:type="simple" xlink:href="#__RefHeading__1850_929216580" text:style-name="Index_20_Link" text:visited-style-name="Index_20_Link">7.1Exception Specifications<text:tab/>11</text:a></text:p>
          <text:p text:style-name="P96"><text:a xlink:type="simple" xlink:href="#__RefHeading__1852_929216580" text:style-name="Index_20_Link" text:visited-style-name="Index_20_Link">8Alternatives<text:tab/>12</text:a></text:p>
          <text:p text:style-name="P97"><text:a xlink:type="simple" xlink:href="#__RefHeading__1854_929216580" text:style-name="Index_20_Link" text:visited-style-name="Index_20_Link">8.1Boost.Local_Function<text:tab/>12</text:a></text:p>
          <text:p text:style-name="P98"><text:a xlink:type="simple" xlink:href="#__RefHeading__1856_929216580" text:style-name="Index_20_Link" text:visited-style-name="Index_20_Link">8.1.1Differences:<text:tab/>12</text:a></text:p>
          <text:p text:style-name="P96"><text:a xlink:type="simple" xlink:href="#__RefHeading___Toc7323_418296896" text:style-name="Index_20_Link" text:visited-style-name="Index_20_Link">9Sample Implementation<text:tab/>12</text:a></text:p>
          <text:p text:style-name="P96"><text:a xlink:type="simple" xlink:href="#__RefHeading__1858_929216580" text:style-name="Index_20_Link" text:visited-style-name="Index_20_Link">10Acknowledgments<text:tab/>16</text:a></text:p>
          <text:p text:style-name="P97"><text:a xlink:type="simple" xlink:href="#__RefHeading__1860_929216580" text:style-name="Index_20_Link" text:visited-style-name="Index_20_Link">10.1Boost.Preprocessor<text:tab/>16</text:a></text:p>
          <text:p text:style-name="P97"><text:a xlink:type="simple" xlink:href="#__RefHeading__1862_929216580" text:style-name="Index_20_Link" text:visited-style-name="Index_20_Link">10.2Boost.Local_Function<text:tab/>16</text:a></text:p>
        </text:index-body>
      </text:table-of-content>
      <text:p text:style-name="P83"/>
      <text:h text:style-name="P131" text:outline-level="1"><text:bookmark-start text:name="__RefHeading__618_539951246"/>Reference<text:bookmark-end text:name="__RefHeading__618_539951246"/></text:h>
      <text:h text:style-name="P141" text:outline-level="2"><text:bookmark-start text:name="__RefHeading__620_539951246"/>Macro<text:span text:style-name="T227">s</text:span><text:bookmark-end text:name="__RefHeading__620_539951246"/></text:h>
      <text:h text:style-name="P162"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3805242645229551894" text:style-name="L1">
        <text:list-item>
          <text:list>
            <text:list-item>
              <text:list>
                <text:list-header>
                  <text:p text:style-name="P130"><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 text:style-name="Internet_20_link" text:visited-style-name="Visited_20_Internet_20_Link"><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06">void</text:p>
        </text:list-item>
        <text:list-item>
          <text:p text:style-name="P116"><text:span text:style-name="T173">return</text:span> </text:p>
          <text:p text:style-name="P121"><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07">params</text:p>
          <text:p text:style-name="P121"><text:span text:style-name="T89">Used to specify the signature of the local function.</text:span><text:span text:style-name="T91"> If not used, the signature defaults to void.</text:span></text:p>
          <text:p text:style-name="P122"><text:span text:style-name="T97">The number of arguments </text:span><text:span text:style-name="T99">for this named parameter </text:span><text:span text:style-name="T97">is limited </text:span><text:span text:style-name="T98">by </text:span><text:a xlink:type="simple" xlink:href="#1.1.3.WG_PP_LCLFUNCTION_CONFIG_PARAMS_MAX_ARITY|outline" text:style-name="Internet_20_link" text:visited-style-name="Visited_20_Internet_20_Link"><text:span text:style-name="T145">WG_PP_LCLFUNCTION_CONFIG_PARAMS_MAX_ARITY</text:span></text:a><text:span text:style-name="T98">.</text:span></text:p>
        </text:list-item>
        <text:list-item>
          <text:p text:style-name="P107">varbind</text:p>
          <text:p text:style-name="P123"><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 text:style-name="Internet_20_link" text:visited-style-name="Visited_20_Internet_20_Link"><text:span text:style-name="T117">Bound Function Variables</text:span></text:a><text:span text:style-name="T96">.</text:span></text:p>
        </text:list-item>
        <text:list-item>
          <text:p text:style-name="P108">varset</text:p>
          <text:p text:style-name="P117">Used to set function variables with user declared expressions. For more information see <text:a xlink:type="simple" xlink:href="#1.2.2.Set Function Variables|outline" text:style-name="Internet_20_link" text:visited-style-name="Visited_20_Internet_20_Link"><text:span text:style-name="T201">Set Function Variables</text:span></text:a>.</text:p>
        </text:list-item>
      </text:list>
      <text:h text:style-name="P163"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64" text:outline-level="3"><text:bookmark-start text:name="__RefHeading__658_539951246"/><text:soft-page-break/><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95"><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60"><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67"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42"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 text:style-name="Internet_20_link" text:visited-style-name="Visited_20_Internet_20_Link"><text:span text:style-name="T197">limitations</text:span></text:a><text:span text:style-name="T197"> for more information.)</text:span></text:p>
      <text:h text:style-name="P168"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181"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 text:style-name="Internet_20_link" text:visited-style-name="Visited_20_Internet_20_Link"><text:span text:style-name="T49">Rationale</text:span></text:a><text:span text:style-name="T48">).</text:span></text:p>
      <text:h text:style-name="P168" text:outline-level="3"><text:bookmark-start text:name="__RefHeading__638_539951246"/>Set Function Variables<text:bookmark-end text:name="__RefHeading__638_539951246"/></text:h>
      <text:p text:style-name="P48"><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 text:style-name="Internet_20_link" text:visited-style-name="Visited_20_Internet_20_Link"><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 text:style-name="Internet_20_link" text:visited-style-name="Visited_20_Internet_20_Link"><text:span text:style-name="T30">Limitations</text:span></text:a><text:span text:style-name="T29">)</text:span><text:span text:style-name="T28">.</text:span></text:p>
      <text:h text:style-name="P169" text:outline-level="3"><text:bookmark-start text:name="__RefHeading__1420_695783189"/>Explicit vs Implicit Types<text:bookmark-end text:name="__RefHeading__1420_695783189"/></text:h>
      <text:p text:style-name="P49"><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oft-page-break/><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 text:style-name="Internet_20_link" text:visited-style-name="Visited_20_Internet_20_Link"><text:span text:style-name="T158">BOOST_TYPEOF</text:span></text:a><text:span text:style-name="T23">).</text:span></text:p>
      <text:h text:style-name="P182" text:outline-level="4"><text:bookmark-start text:name="__RefHeading__1422_695783189"/>Explicit Type Specification Syntax<text:bookmark-end text:name="__RefHeading__1422_695783189"/></text:h>
      <text:p text:style-name="P50"><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183" text:outline-level="4"><text:bookmark-start text:name="__RefHeading__1424_695783189"/>Implicit Type Specification Syntax<text:bookmark-end text:name="__RefHeading__1424_695783189"/></text:h>
      <text:p text:style-name="P51"><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59" text:outline-level="2"><text:bookmark-start text:name="__RefHeading__1654_539951246"/>Standard Type Names and Constants<text:bookmark-end text:name="__RefHeading__1654_539951246"/></text:h>
      <text:h text:style-name="P170" text:outline-level="3"><text:bookmark-start text:name="__RefHeading__1426_695783189"/>Local Function Type Name<text:bookmark-end text:name="__RefHeading__1426_695783189"/></text:h>
      <text:p text:style-name="P44"><text:span text:style-name="T18">T</text:span><text:span text:style-name="T17">he type of any local function object may be obtained from </text:span><text:a xlink:type="simple" xlink:href="#1.1.2.WG_LCLFUNCTION_TYPE(name)|outline" text:style-name="Internet_20_link" text:visited-style-name="Visited_20_Internet_20_Link"><text:span text:style-name="T156">WG_LCLFUNCTION_TYP</text:span></text:a><text:a xlink:type="simple" xlink:href="#1.1.2.WG_LCLFUNCTION_TYPE(name)|outline" text:style-name="Internet_20_link" text:visited-style-name="Visited_20_Internet_20_Link"><text:span text:style-name="T169">ENAME</text:span></text:a><text:span text:style-name="T17">.</text:span></text:p>
      <text:h text:style-name="P170"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7274725253758756001" text:style-name="L2">
        <text:list-item>
          <text:p text:style-name="P109">function_type</text:p>
        </text:list-item>
        <text:list-item>
          <text:p text:style-name="P110"><text:span text:style-name="T209">&lt;some-constant-integral-type&gt;</text:span> arity</text:p>
        </text:list-item>
        <text:list-item>
          <text:p text:style-name="P111">result_type</text:p>
        </text:list-item>
        <text:list-item>
          <text:p text:style-name="P112">arg1_type</text:p>
        </text:list-item>
        <text:list-item>
          <text:p text:style-name="P112">...</text:p>
        </text:list-item>
        <text:list-item>
          <text:p text:style-name="P112">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53"><text:span text:style-name="T141">result_type</text:span><text:span text:style-name="T14"> is an alias for the return type of </text:span><text:span text:style-name="T162">function_type</text:span><text:span text:style-name="T32">.</text:span></text:p>
      <text:p text:style-name="P54"><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5"><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 text:style-name="Internet_20_link" text:visited-style-name="Visited_20_Internet_20_Link"><text:span text:style-name="T16">Boost.TypeTraits</text:span></text:a><text:span text:style-name="T15"> library.</text:span></text:p>
      <text:p text:style-name="P45"><text:span text:style-name="T19">Note: from within the local function body the above can be directly accessed. Outside the local function body one must use the </text:span><text:a xlink:type="simple" xlink:href="#1.3.1.Local Function Type Name|outline" text:style-name="Internet_20_link" text:visited-style-name="Visited_20_Internet_20_Link"><text:span text:style-name="T19">local function type name</text:span></text:a><text:span text:style-name="T20"> scope to access them</text:span><text:span text:style-name="T19">.</text:span></text:p>
      <text:h text:style-name="P161" text:outline-level="2"><text:bookmark-start text:name="__RefHeading__1430_695783189"/>Interactions with Boost.Function<text:bookmark-end text:name="__RefHeading__1430_695783189"/></text:h>
      <text:p text:style-name="P46"><text:span text:style-name="T21">Local functions may be assigned to </text:span><text:a xlink:type="simple" xlink:href="http://www.boost.org/libs/function" text:style-name="Internet_20_link" text:visited-style-name="Visited_20_Internet_20_Link"><text:span text:style-name="T21">Boost.Function</text:span></text:a><text:span text:style-name="T198">'s </text:span><text:span text:style-name="T176">boost::function</text:span><text:span text:style-name="T198">, and, respecting all the usual </text:span><text:a xlink:type="simple" xlink:href="#2.2.2.Local Function Variables|outline" text:style-name="Internet_20_link" text:visited-style-name="Visited_20_Internet_20_Link"><text:span text:style-name="T198">caveats</text:span></text:a><text:span text:style-name="T198">, returned from their scope of definition.</text:span></text:p>
      <text:p text:style-name="P47"><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43" text:outline-level="2"><text:bookmark-start text:name="__RefHeading__1432_695783189"/><text:soft-page-break/>Interactions with other LclFunctions<text:bookmark-end text:name="__RefHeading__1432_695783189"/></text:h>
      <text:h text:style-name="P171"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71" text:outline-level="3"><text:bookmark-start text:name="__RefHeading__1436_695783189"/>Nesting<text:bookmark-end text:name="__RefHeading__1436_695783189"/></text:h>
      <text:p text:style-name="P24">Local functions may be nested within one another and may even reuse the same name, with the inner most scope name overriding all others.</text:p>
      <text:h text:style-name="P174"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32" text:outline-level="1"><text:bookmark-start text:name="__RefHeading__1760_539951246"/>Limitations<text:bookmark-end text:name="__RefHeading__1760_539951246"/></text:h>
      <text:h text:style-name="P144" text:outline-level="2"><text:bookmark-start text:name="__RefHeading__1762_539951246"/>C++03 Limitations<text:bookmark-end text:name="__RefHeading__1762_539951246"/></text:h>
      <text:h text:style-name="P175"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80" text:outline-level="3"><text:bookmark-start text:name="__RefHeading__1448_695783189"/>Set-To Expressions<text:bookmark-end text:name="__RefHeading__1448_695783189"/></text:h>
      <text:p text:style-name="P52"><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60" text:outline-level="2"><text:bookmark-start text:name="__RefHeading__1766_539951246"/>General Limitations<text:bookmark-end text:name="__RefHeading__1766_539951246"/></text:h>
      <text:h text:style-name="P172"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76" text:outline-level="3"><text:bookmark-start text:name="__RefHeading__3232_295664061"/>Local Function Overloading<text:bookmark-end text:name="__RefHeading__3232_295664061"/></text:h>
      <text:p text:style-name="P28">Local functions may not be overloaded.</text:p>
      <text:h text:style-name="P177" text:outline-level="3"><text:bookmark-start text:name="__RefHeading__1440_695783189"/>Local Function Variables<text:bookmark-end text:name="__RefHeading__1440_695783189"/></text:h>
      <text:p text:style-name="P62"><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63"><text:soft-page-break/><text:span text:style-name="T46">Implicitly typed local</text:span><text:span text:style-name="T43"> function variables may not be named "ref".</text:span></text:p>
      <text:h text:style-name="P178"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37" text:outline-level="1"><text:bookmark-start text:name="__RefHeading__1772_539951246"/>Grammar<text:bookmark-end text:name="__RefHeading__1772_539951246"/></text:h>
      <text:h text:style-name="P145" text:outline-level="2"><text:bookmark-start text:name="__RefHeading__1774_539951246"/>Special Symbols<text:bookmark-end text:name="__RefHeading__1774_539951246"/></text:h>
      <text:list xml:id="list243795616272606177" text:style-name="L3">
        <text:list-item>
          <text:p text:style-name="P118">[...]</text:p>
          <text:p text:style-name="P118">Items enclosed in square brackets denote optional grammar entries.</text:p>
        </text:list-item>
        <text:list-item>
          <text:p text:style-name="P113">return params <text:span text:style-name="T202">type </text:span>varbind varset const ref</text:p>
          <text:p text:style-name="P118">These tokens are to be regarded as non-punctuation terminals.</text:p>
        </text:list-item>
      </text:list>
      <text:h text:style-name="P146" text:outline-level="2"><text:bookmark-start text:name="__RefHeading__1776_539951246"/>EBNF<text:bookmark-end text:name="__RefHeading__1776_539951246"/></text:h>
      <text:p text:style-name="P22"/>
      <text:p text:style-name="P84">lclfunction-usage ::=</text:p>
      <text:p text:style-name="P69"><text:s text:c="2"/>lclfunction-start-macro ( name , lclfunction-spec )</text:p>
      <text:p text:style-name="P69"><text:s text:c="2"/>function-body</text:p>
      <text:p text:style-name="P69"><text:s text:c="2"/>WG_LCLFUNCTION_END [;]</text:p>
      <text:p text:style-name="P69"/>
      <text:p text:style-name="P69">lclfunction-start-macro ::= </text:p>
      <text:p text:style-name="P69"><text:s text:c="4"/>WG_LCLFUNCTION</text:p>
      <text:p text:style-name="P69"><text:s text:c="2"/>| WG_LCLFUNCTION_TPL</text:p>
      <text:p text:style-name="P69"/>
      <text:p text:style-name="P69">lclfunction-spec ::=</text:p>
      <text:p text:style-name="P69"><text:s text:c="4"/>void</text:p>
      <text:p text:style-name="P69"><text:s text:c="2"/>| [return nlt-return-tuple]</text:p>
      <text:p text:style-name="P69"><text:s text:c="4"/>[params param-seq]</text:p>
      <text:p text:style-name="P69"><text:s text:c="4"/>[varbind varbind-seq]</text:p>
      <text:p text:style-name="P69"><text:s text:c="4"/>[varset varset-seq]</text:p>
      <text:p text:style-name="P69"/>
      <text:p text:style-name="P71"><text:s text:c="2"/>| [return nlt-return-tuple]</text:p>
      <text:p text:style-name="P71"><text:s text:c="4"/>[params param-list]<text:span text:style-name="T194">(V)</text:span> </text:p>
      <text:p text:style-name="P71"><text:s text:c="4"/>[varbind varbind-list]<text:span text:style-name="T194">(V)</text:span> </text:p>
      <text:p text:style-name="P71"><text:s text:c="4"/>[varset varset-seq]</text:p>
      <text:p text:style-name="P69"/>
      <text:p text:style-name="P69">nlt-return-tuple ::=</text:p>
      <text:p text:style-name="P69"><text:s text:c="4"/>( non-local-type )</text:p>
      <text:p text:style-name="P69"/>
      <text:p text:style-name="P69">param-seq ::=<text:span text:style-name="T203"> </text:span></text:p>
      <text:p text:style-name="P70"><text:s text:c="4"/>( parameter-declaration )</text:p>
      <text:p text:style-name="P70"><text:s text:c="2"/>| param-seq ( parameter-declaration )</text:p>
      <text:p text:style-name="P69"/>
      <text:p text:style-name="P73">param-list ::=</text:p>
      <text:p text:style-name="P73"><text:s text:c="5"/><text:span text:style-name="T216">parameter-declaration</text:span></text:p>
      <text:p text:style-name="P73"><text:s text:c="2"/>| <text:s/>param-list , <text:s/><text:span text:style-name="T216">parameter-declaration</text:span></text:p>
      <text:p text:style-name="P69"/>
      <text:p text:style-name="P69">varbind-seq ::= nlt-bound-tuple-seq</text:p>
      <text:p text:style-name="P69"/>
      <text:p text:style-name="P74"><text:soft-page-break/>varbind-list ::= </text:p>
      <text:p text:style-name="P74"><text:s text:c="5"/>nlt-bound-var-dcln</text:p>
      <text:p text:style-name="P74"><text:s text:c="2"/>| <text:s/>varbind-list , nlt-bound-var-dcln</text:p>
      <text:p text:style-name="P69"/>
      <text:p text:style-name="P69">varset-seq ::= nlt-set-tuple-seq</text:p>
      <text:p text:style-name="P69"/>
      <text:p text:style-name="P69">nlt-bound-tuple-seq ::=</text:p>
      <text:p text:style-name="P69"><text:s text:c="4"/>nlt-bound-tuple</text:p>
      <text:p text:style-name="P69"><text:s text:c="2"/>| nlt-bound-tuple-seq nlt-bound-tuple</text:p>
      <text:p text:style-name="P69"/>
      <text:p text:style-name="P69">nlt-set-tuple-seq ::=</text:p>
      <text:p text:style-name="P69"><text:s text:c="4"/>nlt-set-tuple</text:p>
      <text:p text:style-name="P69"><text:s text:c="2"/>| nlt-set-tuple-seq nlt-set-tuple</text:p>
      <text:p text:style-name="P69"/>
      <text:p text:style-name="P69">nlt-bound-tuple ::=</text:p>
      <text:p text:style-name="P69"><text:s text:c="2"/>( nlt-bound-var-dcln )</text:p>
      <text:p text:style-name="P69"/>
      <text:p text:style-name="P69">nlt-set-tuple ::=</text:p>
      <text:p text:style-name="P69"><text:s text:c="2"/>( nlt-set-var-dcln )</text:p>
      <text:p text:style-name="P69"/>
      <text:p text:style-name="P69">nlt-bound-var-dcln ::= nlt-type-var-dcln</text:p>
      <text:p text:style-name="P69"/>
      <text:p text:style-name="P69">nlt-set-var-dcln ::= nlt-type-var-dcln , value-expr</text:p>
      <text:p text:style-name="P69"/>
      <text:p text:style-name="P69">nlt-type-var-dcln ::=</text:p>
      <text:p text:style-name="P69"><text:s text:c="4"/>implicit-non-local-type-var-dcln</text:p>
      <text:p text:style-name="P69"><text:s text:c="2"/>| explicit-non-local-type-var-dcln</text:p>
      <text:p text:style-name="P69"/>
      <text:p text:style-name="P69">implicit-non-local-type-var-dcln ::=</text:p>
      <text:p text:style-name="P69"><text:s text:c="2"/>implicit-type-var-dcln</text:p>
      <text:p text:style-name="P69"/>
      <text:p text:style-name="P69">explicit-non-local-type-var-dcln ::=</text:p>
      <text:p text:style-name="P85"><text:s text:c="2"/>explicit-non-local-type var-name</text:p>
      <text:p text:style-name="P85"/>
      <text:p text:style-name="P86"><text:span text:style-name="T59">implicit-type-var-dcln </text:span><text:span text:style-name="T60">:</text:span><text:span text:style-name="T59">:=</text:span></text:p>
      <text:p text:style-name="P69"><text:s text:c="2"/>implicit-type var-name</text:p>
      <text:p text:style-name="P69"/>
      <text:p text:style-name="P86"><text:span text:style-name="T59">implicit-type </text:span><text:span text:style-name="T62">:</text:span><text:span text:style-name="T59">:= lib-type-qualifiers | empty-string</text:span></text:p>
      <text:p text:style-name="P69"/>
      <text:p text:style-name="P75"><text:span text:style-name="T59">lib-type-qualifiers </text:span><text:span text:style-name="T62">:</text:span><text:span text:style-name="T59">:= const | ref | const ref</text:span></text:p>
      <text:p text:style-name="P69"/>
      <text:p text:style-name="P75"><text:span text:style-name="T59">explicit-non-local-type </text:span><text:span text:style-name="T62">:</text:span><text:span text:style-name="T59">:= </text:span></text:p>
      <text:p text:style-name="P75"><text:span text:style-name="T59"><text:s text:c="2"/></text:span><text:span text:style-name="T61">type</text:span><text:span text:style-name="T59">( non-local-type-specifier )</text:span></text:p>
      <text:p text:style-name="P69"/>
      <text:p text:style-name="P72"><text:span text:style-name="T194">(V)</text:span> Requires a variadic macro supported preprocessor.</text:p>
      <text:p text:style-name="P75"><text:span text:style-name="T59">function-body </text:span><text:span text:style-name="T62">:</text:span><text:span text:style-name="T59">:= See C++ standard.</text:span></text:p>
      <text:p text:style-name="P75"><text:span text:style-name="T59">var-name </text:span><text:span text:style-name="T62">:</text:span><text:span text:style-name="T59">:= A C++ variable name.</text:span></text:p>
      <text:p text:style-name="P75"><text:span text:style-name="T59">non-local-type-specifier </text:span><text:span text:style-name="T62">:</text:span><text:span text:style-name="T59">:=</text:span></text:p>
      <text:p text:style-name="P69"><text:s text:c="2"/>A type-specifier that specifies a non-local type.</text:p>
      <text:p text:style-name="P75"><text:span text:style-name="T59">type-specifier </text:span><text:span text:style-name="T62">:</text:span><text:span text:style-name="T59">:= See C++ standard.</text:span></text:p>
      <text:p text:style-name="P75"><text:span text:style-name="T59">value-expr </text:span><text:span text:style-name="T62">:</text:span><text:span text:style-name="T59">:= A C++ expression evaluating to some value.</text:span></text:p>
      <text:p text:style-name="P69"/>
      <text:h text:style-name="P138" text:outline-level="1"><text:bookmark-start text:name="__RefHeading__1778_539951246"/><text:soft-page-break/>Design Rationale<text:bookmark-end text:name="__RefHeading__1778_539951246"/></text:h>
      <text:h text:style-name="P147" text:outline-level="2"><text:bookmark-start text:name="__RefHeading__1780_539951246"/>Preprocessor Limitations<text:bookmark-end text:name="__RefHeading__1780_539951246"/></text:h>
      <text:h text:style-name="P173"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48" text:outline-level="2"><text:bookmark-start text:name="__RefHeading__1784_539951246"/>params Named Parameter Specification Format<text:bookmark-end text:name="__RefHeading__1784_539951246"/></text:h>
      <text:p text:style-name="P40"><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49" text:outline-level="2"><text:bookmark-start text:name="__RefHeading__1786_539951246"/>Forwarding Strategies of params Arguments<text:bookmark-end text:name="__RefHeading__1786_539951246"/></text:h>
      <text:p text:style-name="P41"><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42"><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7692347794721513110" text:style-name="L4">
        <text:list-item>
          <text:p text:style-name="P124"><text:span text:style-name="T130">in the generation of </text:span><text:span text:style-name="T174">interface_func</text:span><text:span text:style-name="T130"> only TMP tools are available for use, and</text:span></text:p>
        </text:list-item>
        <text:list-item>
          <text:p text:style-name="P125">in the generation of <text:span text:style-name="T174">impl_func</text:span> both PPMP and TMP tools are available for use.</text:p>
        </text:list-item>
      </text:list>
      <text:p text:style-name="P43"><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text:span><text:soft-page-break/><text:span text:style-name="T130">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65"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4"><text:span text:style-name="T79"><text:tab/></text:span><text:span text:style-name="T80">WG_PP_LCLFUNCTION(func, params (</text:span><text:span text:style-name="T79">big_type const x</text:span><text:span text:style-name="T80">) )</text:span></text:p>
      <text:p text:style-name="P17">will generate:</text:p>
      <text:p text:style-name="P17"><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7077631225358604740" text:style-name="L5">
        <text:list-item>
          <text:p text:style-name="P126"><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19"><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6032298996181874459" text:style-name="L6">
        <text:list-item>
          <text:p text:style-name="P120">simplicity.</text:p>
        </text:list-item>
        <text:list-item>
          <text:p text:style-name="P127"><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28"><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66"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soft-page-break/><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50" text:outline-level="2"><text:bookmark-start text:name="__RefHeading__1452_695783189"/><text:span text:style-name="T182">this_ const</text:span><text:span text:style-name="T200"> Qualified Bound Function Variables</text:span><text:bookmark-end text:name="__RefHeading__1452_695783189"/></text:h>
      <text:p text:style-name="P61"><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33" text:outline-level="1"><text:bookmark-start text:name="__RefHeading__22112_1020142234"/>Tutorial and Examples<text:bookmark-end text:name="__RefHeading__22112_1020142234"/></text:h>
      <text:h text:style-name="P151" text:outline-level="2"><text:bookmark-start text:name="__RefHeading__2141_1372831738"/>Params<text:bookmark-end text:name="__RefHeading__2141_1372831738"/></text:h>
      <text:p text:style-name="P65">The following is a local function with no internal state nor with any <text:span text:style-name="T222">internal</text:span> variables:</text:p>
      <text:p text:style-name="P38">#include &lt;WG/Local/LclFunction.hh&gt;</text:p>
      <text:p text:style-name="P94"/>
      <text:p text:style-name="P88"><text:span text:style-name="T220">int</text:span><text:span text:style-name="T217"> force = 0;</text:span></text:p>
      <text:p text:style-name="P75"><text:span text:style-name="T220">int</text:span><text:span text:style-name="T217"> </text:span><text:span text:style-name="T220">const</text:span><text:span text:style-name="T217"> mass = 10;</text:span></text:p>
      <text:p text:style-name="P75"><text:span text:style-name="T220">int</text:span><text:span text:style-name="T217"> </text:span><text:span text:style-name="T220">const</text:span><text:span text:style-name="T217"> velocity = 2;</text:span></text:p>
      <text:p text:style-name="P69"/>
      <text:p text:style-name="P79">WG_LCLFUNCTION</text:p>
      <text:p text:style-name="P79">(calculateForce,</text:p>
      <text:p text:style-name="P75"><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9">{</text:p>
      <text:p text:style-name="P80"><text:s text:c="2"/>force = mass * velocity;</text:p>
      <text:p text:style-name="P82">}</text:p>
      <text:p text:style-name="P82">WG_LCLFUNCTION_END</text:p>
      <text:p text:style-name="P76"/>
      <text:p text:style-name="P77"><text:span text:style-name="T217">calculateForce</text:span><text:span text:style-name="T219">(force, mass, velocity);</text:span></text:p>
      <text:p text:style-name="P78"><text:span text:style-name="T219">E</text:span><text:span text:style-name="T217">XPECT_EQ(20, force);</text:span></text:p>
      <text:p text:style-name="P64"/>
      <text:h text:style-name="P152" text:outline-level="2"><text:bookmark-start text:name="__RefHeading__2143_1372831738"/>Varbind<text:bookmark-end text:name="__RefHeading__2143_1372831738"/></text:h>
      <text:p text:style-name="P65">The following is a local function with all its<text:span text:style-name="T223"> internal</text:span> variables bound:</text:p>
      <text:p text:style-name="P36">#include &lt;WG/Local/LclFunction.hh&gt;</text:p>
      <text:p text:style-name="P92"/>
      <text:p text:style-name="P89">int force = 0;</text:p>
      <text:p text:style-name="P89">int const mass = 10;</text:p>
      <text:p text:style-name="P89">int const velocity = 2;</text:p>
      <text:p text:style-name="P89"/>
      <text:p text:style-name="P89">WG_LCLFUNCTION</text:p>
      <text:p text:style-name="P89">(calculateForce, varbind (ref force, const mass, const velocity) )</text:p>
      <text:p text:style-name="P89">{</text:p>
      <text:p text:style-name="P89">}</text:p>
      <text:p text:style-name="Standard"><text:span text:style-name="T173">WG_LCLFUNCTION_END</text:span>;</text:p>
      <text:p text:style-name="Standard"><text:soft-page-break/></text:p>
      <text:p text:style-name="P93">calculateForce();</text:p>
      <text:p text:style-name="P81">EXPECT_EQ(20, force);</text:p>
      <text:p text:style-name="P93"><text:s/></text:p>
      <text:h text:style-name="P153" text:outline-level="2"><text:bookmark-start text:name="__RefHeading__2145_1372831738"/>Varset<text:bookmark-end text:name="__RefHeading__2145_1372831738"/></text:h>
      <text:p text:style-name="P66">The following is a local function with<text:span text:style-name="T223"> its internal variable set by the user</text:span>:</text:p>
      <text:p text:style-name="P66"/>
      <text:p text:style-name="P35">#include &lt;WG/Local/LclFunction.hh&gt;</text:p>
      <text:p text:style-name="P90"/>
      <text:p text:style-name="P90">WG_LCLFUNCTION<text:span text:style-name="T221">(accumulate, return(int) varset (sum, 0) )</text:span></text:p>
      <text:p text:style-name="P91">{</text:p>
      <text:p text:style-name="P91"><text:s text:c="2"/><text:span text:style-name="T224">return </text:span>++sum;</text:p>
      <text:p text:style-name="P91">}</text:p>
      <text:p text:style-name="P91">WG_LCLFUNCTION_END;</text:p>
      <text:p text:style-name="P91"/>
      <text:p text:style-name="P91">int sum = accumulate();</text:p>
      <text:p text:style-name="P91">EXPECT_EQ(1, sum);</text:p>
      <text:h text:style-name="P134" text:outline-level="1"><text:bookmark-start text:name="__RefHeading__1442_695783189"/>Future Features<text:bookmark-end text:name="__RefHeading__1442_695783189"/></text:h>
      <text:h text:style-name="P154" text:outline-level="2"><text:bookmark-start text:name="__RefHeading__3633_514162716"/>Auto Assign Syntax<text:bookmark-end text:name="__RefHeading__3633_514162716"/></text:h>
      <text:p text:style-name="P19">Consider support for the following syntax:</text:p>
      <text:p text:style-name="P56"><text:span text:style-name="T118"><text:tab/></text:span><text:span text:style-name="T163">auto accum = </text:span></text:p>
      <text:p text:style-name="P57"><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9"><text:tab/> <text:s/>{ ... }</text:p>
      <text:p text:style-name="P57"><text:span text:style-name="T164"><text:tab/> <text:s/></text:span><text:span text:style-name="T153">WG_PP_LCLFUNCTION</text:span><text:span text:style-name="T164">_END</text:span><text:span text:style-name="T118"> </text:span></text:p>
      <text:h text:style-name="P155"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35" text:outline-level="1"><text:bookmark-start text:name="__RefHeading__1848_929216580"/>Open Issues<text:bookmark-end text:name="__RefHeading__1848_929216580"/></text:h>
      <text:h text:style-name="P156" text:outline-level="2"><text:bookmark-start text:name="__RefHeading__1850_929216580"/>Exception Specifications<text:bookmark-end text:name="__RefHeading__1850_929216580"/></text:h>
      <text:p text:style-name="P58"><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36" text:outline-level="1"><text:bookmark-start text:name="__RefHeading__1852_929216580"/><text:soft-page-break/>Alternatives<text:bookmark-end text:name="__RefHeading__1852_929216580"/></text:h>
      <text:h text:style-name="P157" text:outline-level="2"><text:bookmark-start text:name="__RefHeading__1854_929216580"/>Boost.Local_Function<text:bookmark-end text:name="__RefHeading__1854_929216580"/></text:h>
      <text:h text:style-name="P179" text:outline-level="3"><text:bookmark-start text:name="__RefHeading__1856_929216580"/>Differences:<text:bookmark-end text:name="__RefHeading__1856_929216580"/></text:h>
      <text:list xml:id="list1998500998464173460" text:style-name="L7">
        <text:list-item>
          <text:p text:style-name="P100">This library allows the function name to be specified at and only at the<text:span text:style-name="T210"> </text:span>top of the local function declaration.</text:p>
        </text:list-item>
        <text:list-item>
          <text:p text:style-name="P100">This library allows local functions to maintain internal state without referencing external variables (via varset).</text:p>
        </text:list-item>
        <text:list-item>
          <text:p text:style-name="P103">This library allows the use of globally scoped types as macro parameters, i.e., <text:span text:style-name="T173">::std::pair&lt;..., ...&gt;</text:span>.</text:p>
        </text:list-item>
        <text:list-item>
          <text:p text:style-name="P100">This library uses a different syntax.</text:p>
        </text:list-item>
        <text:list-item>
          <text:p text:style-name="P100">This library does not have default parameters, unlike Boost::LocalFunction. In the author's view it adds too little expressivity to be worth the effort to implement.</text:p>
        </text:list-item>
        <text:list-item>
          <text:p text:style-name="P101"><text:span text:style-name="T211">This library does not allow the keyword </text:span><text:span text:style-name="T179">this</text:span><text:span text:style-name="T211"> to be misused in a local function definition.</text:span></text:p>
        </text:list-item>
        <text:list-item>
          <text:p text:style-name="P104">This library does not require any special syntax to make a local function recursive.</text:p>
        </text:list-item>
        <text:list-item>
          <text:p text:style-name="P105">Same line multiple definitions of local functions do not require any special handling.</text:p>
        </text:list-item>
        <text:list-item>
          <text:p text:style-name="P102"><text:span text:style-name="T212">This library does not support exception specifications. For reasons why see the </text:span><text:a xlink:type="simple" xlink:href="#6.1.Exception Specifications|outline" text:style-name="Internet_20_link" text:visited-style-name="Visited_20_Internet_20_Link"><text:span text:style-name="T212">Open Issues </text:span></text:a><text:a xlink:type="simple" xlink:href="#6.1.Exception Specifications|outline" text:style-name="Internet_20_link" text:visited-style-name="Visited_20_Internet_20_Link"><text:span text:style-name="T212">Section</text:span></text:a><text:span text:style-name="T212">.</text:span></text:p>
        </text:list-item>
        <text:list-item>
          <text:p text:style-name="P100"><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29">In the author's humble opinion this library has a much cleaner implementation.</text:p>
          <text:list>
            <text:list-item>
              <text:p text:style-name="P100">The preprocessor translator is partitioned into a front end and back end. </text:p>
            </text:list-item>
            <text:list-item>
              <text:p text:style-name="P100">A well-defined symbol table bridg<text:span text:style-name="T215">es</text:span> the two translation layers.</text:p>
            </text:list-item>
            <text:list-item>
              <text:p text:style-name="P100"><text:span text:style-name="T215">It has</text:span> well-defined error-generating mechanism with a sep<text:span text:style-name="T214">a</text:span>rate error pass before code generation.</text:p>
            </text:list-item>
          </text:list>
        </text:list-item>
      </text:list>
      <text:h text:style-name="P139" text:outline-level="1"><text:bookmark-start text:name="__RefHeading___Toc7323_418296896"/>Sample Implementation<text:bookmark-end text:name="__RefHeading___Toc7323_418296896"/></text:h>
      <text:p text:style-name="P67">The following contains sample implementation of LclFunction usage for the curios and to aid developers. This will demonstrate the general techniques used but will not necessarily reflect the exact code that is produced by the library.</text:p>
      <text:p text:style-name="P68">The following sample code:</text:p>
      <text:p text:style-name="P37">#include &lt;WG/Local/LclFunction.hh&gt;</text:p>
      <text:p text:style-name="P33">int main()<text:line-break/>{<text:line-break/> <text:s/>int slope = 2;<text:line-break/><text:line-break/> <text:s/>WG_LCLFUNCTION<text:line-break/> <text:s/>(funny_line,<text:line-break/> <text:s text:c="3"/>return (int)<text:line-break/> <text:s text:c="3"/>params (int const &amp; x, int const &amp; y)<text:line-break/> <text:s text:c="3"/>varbind (const ref slope) )<text:line-break/> <text:s/>{<text:line-break/> <text:s text:c="3"/>return x + slope * y;<text:line-break/> <text:s/>}<text:line-break/> <text:s/>WG_LCLFUNCTION_END;<text:line-break/> <text:s/><text:line-break/><text:soft-page-break/> <text:s/>return 0;<text:line-break/>}</text:p>
      <text:p text:style-name="P68">will be implemented with the following:</text:p>
      <text:p text:style-name="P114">namespace wg<text:line-break/>{<text:line-break/>namespace lclfunction<text:line-break/>{<text:line-break/>namespace detail<text:line-break/>{<text:line-break/> <text:s/><text:line-break/>class global_functor_base_type<text:line-break/>{<text:line-break/>};<text:line-break/> <text:s/><text:line-break/>namespace cpp03<text:line-break/>{<text:line-break/><text:line-break/>// Generic template. Partial specialization will follow.<text:line-break/>template<text:line-break/>&lt;<text:line-break/> <text:s/>typename Derived,<text:line-break/> <text:s/>typename LclFunctionType,<text:line-break/> <text:s/>int Arity = ::boost::function_types::function_arity&lt;LclFunctionType&gt;::value <text:line-break/>&gt; <text:line-break/>class function_operator_type<text:line-break/>{ <text:line-break/>public: <text:line-break/> <text:s/>typedef LclFunctionType function_type; <text:line-break/> <text:s/>enum { arity = Arity }; <text:line-break/> <text:s/>typedef <text:line-break/> <text:s text:c="3"/>typename ::boost::function_types::result_type&lt;function_type&gt;::type <text:line-break/> <text:s text:c="6"/>result_type; <text:line-break/>protected: <text:line-break/> <text:s/>typedef <text:line-break/> <text:s text:c="3"/>::boost::function_types::parameter_types&lt;function_type&gt; <text:line-break/> <text:s text:c="6"/>parameter_types; <text:line-break/>private: <text:line-break/> <text:s/>/* Declared and purposefully not defined. */ \<text:line-break/> <text:s/>~function_operator_type();<text:line-break/>};<text:line-break/><text:line-break/>/* Partial specialize on function operator Arity. */ <text:line-break/>template &lt; typename Derived, typename LclFunctionType &gt; <text:line-break/>class function_operator_type&lt;Derived, LclFunctionType, 2&gt; : public global_functor_base_type <text:line-break/>{ <text:line-break/> <text:s/>typedef Derived derived_type; <text:line-break/> <text:s/><text:line-break/>public: <text:line-break/> <text:s/>typedef LclFunctionType function_type; <text:line-break/> <text:s/><text:line-break/> <text:s/>enum { arity = 2 };<text:line-break/> <text:s/><text:line-break/> <text:s/>typedef <text:line-break/> <text:s text:c="3"/>typename ::boost::function_types::result_type&lt;function_type&gt;::type <text:s/><text:line-break/> <text:s text:c="5"/>result_type;<text:line-break/><text:soft-page-break/> <text:s text:c="5"/><text:line-break/>protected: <text:line-break/> <text:s/>typedef <text:line-break/> <text:s text:c="3"/>::boost::function_types::parameter_types&lt;function_type&gt; <text:line-break/> <text:s text:c="5"/>parameter_types; <text:line-break/>public: <text:line-break/> <text:s/>typedef <text:line-break/> <text:s text:c="3"/>typename ::boost::mpl::at<text:line-break/> <text:s text:c="3"/>&lt;<text:line-break/> <text:s text:c="5"/>parameter_types, <text:line-break/> <text:s text:c="5"/>::boost::mpl::int_&lt;0&gt; <text:line-break/> <text:s text:c="3"/>&gt;::type arg1_type ;<text:line-break/> <text:s text:c="5"/><text:line-break/> <text:s/>typedef <text:line-break/> <text:s text:c="3"/>typename ::boost::mpl::at<text:line-break/> <text:s text:c="3"/>&lt;<text:line-break/> <text:s text:c="5"/>parameter_types, <text:line-break/> <text:s text:c="5"/>::boost::mpl::int_&lt;1&gt; <text:line-break/> <text:s text:c="3"/>&gt;::type arg2_type ;<text:line-break/> <text:s text:c="5"/><text:line-break/>public: <text:line-break/> <text:s/>result_type operator()( arg1_type arg0 , arg2_type arg1 ) const <text:line-break/> <text:s/>{ <text:line-break/> <text:s text:c="3"/>derived_type const * const dptr = <text:line-break/> <text:s text:c="5"/>static_cast &lt; derived_type const * &gt;(this); <text:line-break/> <text:s text:c="3"/><text:line-break/> <text:s text:c="3"/>return dptr-&gt;m_CallBack(<text:line-break/> <text:s text:c="5"/>*dptr , arg0 , arg1, dptr-&gt;m_CapturedVars); <text:line-break/> <text:s/>} <text:line-break/>};<text:line-break/><text:line-break/><text:span text:style-name="T229">template &lt;typename LCLFUNCTIONTYPE, typename CAPTUREDVARSTYPE &gt;</text:span><text:line-break/>class global_functor_type :<text:line-break/> <text:s/>public function_operator_type <text:line-break/> <text:s/>&lt; <text:line-break/> <text:s text:c="3"/>global_functor_type&lt;LCLFUNCTIONTYPE, CAPTUREDVARSTYPE&gt;, <text:line-break/> <text:s text:c="3"/>LCLFUNCTIONTYPE <text:line-break/> <text:s/>&gt;<text:line-break/>{<text:line-break/> <text:s/>friend class function_operator_type <text:line-break/> <text:s/>&lt;<text:line-break/> <text:s text:c="3"/>global_functor_type&lt;LCLFUNCTIONTYPE, CAPTUREDVARSTYPE&gt;, <text:line-break/> <text:s text:c="3"/>LCLFUNCTIONTYPE <text:line-break/> <text:s/>&gt;;<text:line-break/> <text:s/><text:line-break/> <text:s/>typedef function_operator_type <text:line-break/> <text:s/>&lt; <text:line-break/> <text:s text:c="3"/>global_functor_type&lt;LCLFUNCTIONTYPE, CAPTUREDVARSTYPE&gt;, <text:line-break/> <text:s text:c="3"/>LCLFUNCTIONTYPE <text:line-break/> <text:s/>&gt; base_class_type;<text:line-break/> <text:s/><text:line-break/>public:<text:line-break/> <text:s/>typedef CAPTUREDVARSTYPE captured_var_types;<text:line-break/>private:<text:line-break/> <text:s/>typedef<text:line-break/> <text:s text:c="3"/>typename ::boost::mpl::push_back<text:line-break/> <text:s text:c="3"/>&lt;<text:line-break/> <text:s text:c="5"/>typename ::boost::mpl::push_front<text:line-break/><text:soft-page-break/> <text:s text:c="5"/>&lt;<text:line-break/> <text:s text:c="7"/>typename ::boost::mpl::push_front<text:line-break/> <text:s text:c="7"/>&lt;<text:line-break/> <text:s text:c="9"/>typename base_class_type::parameter_types,<text:line-break/> <text:s text:c="9"/>global_functor_type const &amp;<text:line-break/> <text:s text:c="7"/>&gt;::type,<text:line-break/> <text:s text:c="7"/>typename base_class_type::result_type<text:line-break/> <text:s text:c="5"/>&gt;::type,<text:line-break/> <text:s text:c="5"/>captured_var_types &amp;<text:line-break/> <text:s text:c="3"/>&gt;::type mpl_callback_type;<text:line-break/>public:<text:line-break/> <text:s/>typedef<text:line-break/> <text:s text:c="3"/>typename <text:line-break/> <text:s text:c="5"/>::boost::function_types::function_pointer&lt;mpl_callback_type&gt;::type<text:line-break/> <text:s text:c="7"/>callback_type;<text:line-break/>public:<text:line-break/> <text:s/>explicit global_functor_type(captured_var_types const &amp; vars)<text:line-break/> <text:s/>: m_CallBack(0),<text:line-break/> <text:s text:c="3"/>m_CapturedVars(vars)<text:line-break/> <text:s/>{}<text:line-break/> <text:s/>void set_caller(callback_type const callback)<text:line-break/> <text:s/>{<text:line-break/> <text:s text:c="3"/>this-&gt;m_CallBack = callback;<text:line-break/> <text:s/>}<text:line-break/>private:<text:line-break/> <text:s/>callback_type m_CallBack;<text:line-break/> <text:s/>mutable captured_var_types m_CapturedVars;<text:line-break/>};</text:p>
      <text:p text:style-name="P115">}<text:line-break/>}<text:line-break/>}<text:line-break/>}<text:line-break/></text:p>
      <text:p text:style-name="P115"><text:line-break/>int main()<text:line-break/>{<text:line-break/> <text:s/>int slope = 2;<text:line-break/> <text:s/><text:line-break/>#define LOCAL_FUNCTION_NAME() funny_line<text:line-break/>#define RETURN_TYPE() int<text:line-break/>#define PARAMS_LIST() int const &amp;, int const &amp;<text:line-break/>#define CAPTURED_VAR_TYPE1 int const &amp;<text:line-break/> <text:s/><text:line-break/> <text:s/>typedef ::boost::tuple&lt;CAPTURED_VAR_TYPE1&gt; captured_vars_typeXXX32;<text:line-break/><text:line-break/> <text:s/>typedef ::wg::lclfunction::detail::cpp03::global_functor_type<text:line-break/> <text:s/>&lt;<text:line-break/> <text:s text:c="3"/>RETURN_TYPE() ( PARAMS_LIST() ),<text:line-break/> <text:s text:c="3"/>captured_vars_typeXXX32<text:line-break/> <text:s/>&gt; global_functor_typeXXX32;<text:line-break/> <text:s/>/* Note: double parenthesis around ctor param to prevent most vexing parse<text:line-break/> <text:s text:c="4"/>error. */<text:line-break/> <text:s/>/* PP iterator over captured vars for ctor params. */<text:line-break/> <text:s/>global_functor_typeXXX32<text:line-break/> <text:s text:c="3"/>LOCAL_FUNCTION_NAME()(( captured_vars_typeXXX32(slope) ));<text:line-break/> <text:s text:c="3"/><text:line-break/><text:soft-page-break/> <text:s/>{<text:line-break/> <text:s text:c="3"/>/* Don't FORGET the REFERENCE!!!!! */<text:line-break/> <text:s text:c="3"/>global_functor_typeXXX32 &amp; functor = LOCAL_FUNCTION_NAME();<text:line-break/> <text:s text:c="3"/><text:line-break/> <text:s text:c="3"/>struct local_functor_type<text:line-break/> <text:s text:c="3"/>{<text:line-break/> <text:s text:c="5"/>typedef captured_vars_typeXXX32 captured_vars_type;<text:line-break/> <text:s text:c="5"/>typedef global_functor_typeXXX32 global_functor_type;<text:line-break/><text:line-break/> <text:s text:c="5"/>void set_caller(global_functor_type &amp; functor)<text:line-break/> <text:s text:c="5"/>{<text:line-break/> <text:s text:c="7"/>functor.set_caller(&amp;local_functor_type::user_callback);<text:line-break/> <text:s text:c="5"/>}<text:line-break/> <text:s text:c="3"/><text:line-break/> <text:s text:c="3"/>private:<text:line-break/> <text:s text:c="5"/>/* This functions prototype should match global_functor_type::callback_type. */<text:line-break/> <text:s text:c="5"/>static int user_callback(<text:line-break/> <text:s text:c="7"/>global_functor_type const &amp; LOCAL_FUNCTION_NAME(),<text:line-break/> <text:s text:c="7"/>int const &amp; x, <text:line-break/> <text:s text:c="7"/>int const &amp; y, <text:line-break/> <text:s text:c="7"/>captured_vars_type &amp; capturedvars)<text:line-break/> <text:s text:c="5"/>{<text:line-break/> <text:s text:c="7"/>/* To avoid unused var warnings. */<text:line-break/> <text:s text:c="7"/>(void)(LOCAL_FUNCTION_NAME());<text:line-break/> <text:s text:c="7"/><text:line-break/> <text:s text:c="7"/>::boost::add_reference<text:line-break/> <text:s text:c="7"/>&lt;<text:line-break/> <text:s text:c="9"/>::boost::tuples::element&lt;0, captured_vars_type&gt;::type<text:line-break/> <text:s text:c="7"/>&gt;::type<text:line-break/> <text:s text:c="9"/>slope(capturedvars.get&lt;0&gt;());<text:line-break/> <text:s text:c="7"/><text:line-break/> <text:s text:c="7"/>/* User provided definition.*/<text:line-break/> <text:s text:c="7"/>{<text:line-break/> <text:s text:c="9"/>return x + slope * y;<text:line-break/> <text:s text:c="7"/>}<text:line-break/> <text:s text:c="5"/>}<text:line-break/>#define LOCAL_OBJ_NAME() local_functor<text:line-break/> <text:s text:c="3"/>} LOCAL_OBJ_NAME() ;<text:line-break/> <text:s text:c="3"/>LOCAL_OBJ_NAME() .set_caller(functor);<text:line-break/> <text:s/>}<text:line-break/> <text:s/><text:line-break/> <text:s/>return 0;<text:line-break/>}</text:p>
      <text:p text:style-name="P68"/>
      <text:h text:style-name="P140" text:outline-level="1"><text:bookmark-start text:name="__RefHeading__1858_929216580"/>Acknowledgments<text:bookmark-end text:name="__RefHeading__1858_929216580"/></text:h>
      <text:h text:style-name="P158"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58" text:outline-level="2"><text:bookmark-start text:name="__RefHeading__1862_929216580"/>Boost.Local_Function<text:bookmark-end text:name="__RefHeading__1862_929216580"/></text:h>
      <text:p text:style-name="P59"><text:span text:style-name="T121">Boost.Local_Function was invaluable in driving the specification</text:span><text:span text:style-name="T122">s of</text:span><text:span text:style-name="T121"> this library.</text:span></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6-03-06T14:03:05.348000000</dc:date>
    <meta:editing-duration>P20DT7H3M1S</meta:editing-duration>
    <meta:editing-cycles>336</meta:editing-cycles>
    <meta:generator>LibreOffice/5.0.0.5$Windows_x86 LibreOffice_project/1b1a90865e348b492231e1c451437d7a15bb262b</meta:generator>
    <meta:document-statistic meta:table-count="0" meta:image-count="0" meta:object-count="0" meta:page-count="16" meta:paragraph-count="337" meta:word-count="3725" meta:character-count="27744" meta:non-whitespace-character-count="23534"/>
  </office:meta>
</office:document-meta>
</file>